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a3d4" officeooo:paragraph-rsid="000da3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und 1</text:p>
      <text:p text:style-name="P1">1.Given a string , find number of words in it.</text:p>
      <text:p text:style-name="P1">Extension :</text:p>
      <text:p text:style-name="P1"><text:s/>If the string is very large (GB’s) , how would you do it.</text:p>
      <text:p text:style-name="P1">Now the string contains quotes and all the words within the quotes should be counted as single word.</text:p>
      <text:p text:style-name="P1">2.Given two strings , tell if they are metathesis. Two strings are metathesis if you can obtain second string just by swapping two elements in first string</text:p>
      <text:p text:style-name="P1">example CONSERVE , CONVERSE are metathesis </text:p>
      <text:p text:style-name="P1">Round 2</text:p>
      <text:p text:style-name="P1">1.Given a watch which has 4 LED’s that show hour in binary <text:s/>and 6 LED’s which shows minutes in binary. Print all possible times in human readable format, if only 3 LED’s can be turn on</text:p>
      <text:p text:style-name="P1">2.Given string serialize them to send over the network and deserialize it on the other hand.</text:p>
      <text:p text:style-name="P1">3.Leaderboard wala question</text:p>
      <text:p text:style-name="P1">Round 3</text:p>
      <text:p text:style-name="P1">1.Given a tree where node have integers as their values , find length of longest consecutive sequence of integers </text:p>
      <text:p text:style-name="P1">2.Design a data structure where <text:s/>we can add intervals , delete intervals , and queries will be given a point tell whether the point lies in any of the intervals. </text:p>
      <text:p text:style-name="P1">If interval (8-15) is present , we can delete intervals like (9-12), so the 8-15 interval should be broken into two intervals.</text:p>
      <text:p text:style-name="P1">The interval to be delete can intersect with many intervals , if you don’t maintain non-overlapping intervals</text:p>
      <text:p text:style-name="P1">Round 4 </text:p>
      <text:p text:style-name="P1">1.Design a class</text:p>
      <text:p text:style-name="P1">class Logger{</text:p>
      <text:p text:style-name="P1"><text:tab/>start(int id){</text:p>
      <text:p text:style-name="P1"><text:tab/>}</text:p>
      <text:p text:style-name="P1"><text:tab/>end(int id, string msg){</text:p>
      <text:p text:style-name="P1"><text:tab/>}</text:p>
      <text:p text:style-name="P1">}</text:p>
      <text:p text:style-name="P1">Whenever a log starts start function is called <text:s/>and when a log ends end function is called with a msg, the end function should write logs in a file and that file should be sorted based on the start time of logs.</text:p>
      <text:p text:style-name="P1">At any point of time, the file should be sorted based on start time of logs.</text:p>
      <text:p text:style-name="P1"/>
      <text:p text:style-name="P1">no design questions but last question was kind of a open ended question</text:p>
      <text:p text:style-name="P1">lot of questions asked based on the answer given for last ques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7:01:06.742304148</meta:creation-date>
    <dc:date>2016-03-02T17:01:58.749673847</dc:date>
    <meta:editing-duration>P0D</meta:editing-duration>
    <meta:editing-cycles>1</meta:editing-cycles>
    <meta:document-statistic meta:table-count="0" meta:image-count="0" meta:object-count="0" meta:page-count="1" meta:paragraph-count="28" meta:word-count="324" meta:character-count="1754" meta:non-whitespace-character-count="1446"/>
    <meta:generator>LibreOffice/4.2.3.3$Linux_X86_64 LibreOffice_project/420m0$Build-3</meta:generator>
  </office:meta>
</office:document-meta>
</file>